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29978A039E2D4DF9038.png" manifest:media-type="image/png"/>
  <manifest:file-entry manifest:full-path="Pictures/10000201000001B40000028749ABA40B9716D053.png" manifest:media-type="image/png"/>
  <manifest:file-entry manifest:full-path="Pictures/10000201000001890000017DA4CB5499D7739CD8.png" manifest:media-type="image/png"/>
  <manifest:file-entry manifest:full-path="Pictures/100002010000015B000002AE3A7999ACC536C6E7.png" manifest:media-type="image/png"/>
  <manifest:file-entry manifest:full-path="Pictures/1000020100000196000002AD4E08C0AE3A206F87.png" manifest:media-type="image/png"/>
  <manifest:file-entry manifest:full-path="Pictures/10000201000001A9000001CF12A21A06CDF3AC0E.png" manifest:media-type="image/png"/>
  <manifest:file-entry manifest:full-path="Pictures/100002010000018200000299DEE05F6B7FE65F55.png" manifest:media-type="image/png"/>
  <manifest:file-entry manifest:full-path="Pictures/100002010000018D000002AC8980C4847CE1E6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4272in" svg:height="4.8228in" draw:z-index="0"><draw:image xlink:href="Pictures/10000201000001A9000001CF12A21A06CDF3AC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4.0937in" svg:height="3.9689in" draw:z-index="1"><draw:image xlink:href="Pictures/10000201000001890000017DA4CB5499D7739C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4.0209in" svg:height="6.9272in" draw:z-index="2"><draw:image xlink:href="Pictures/100002010000018200000299DEE05F6B7FE65F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.4953in" svg:height="2.5756in" draw:z-index="3"><draw:image xlink:href="Pictures/100002010000018D000002AC8980C4847CE1E637.png" xlink:type="simple" xlink:show="embed" xlink:actuate="onLoad" loext:mime-type="image/png"/></draw:frame></text:p>
      <text:p text:style-name="Standard"><draw:frame draw:style-name="fr2" draw:name="Image5" text:anchor-type="paragraph" svg:width="1.3201in" svg:height="2.6091in" draw:z-index="4"><draw:image xlink:href="Pictures/100002010000015B000002AE3A7999ACC536C6E7.png" xlink:type="simple" xlink:show="embed" xlink:actuate="onLoad" loext:mime-type="image/png"/></draw:frame><draw:frame draw:style-name="fr3" draw:name="Image6" text:anchor-type="paragraph" svg:x="0.1327in" svg:y="0.0146in" svg:width="1.7228in" svg:height="2.9063in" draw:z-index="5"><draw:image xlink:href="Pictures/1000020100000196000002AD4E08C0AE3A206F8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x="-0.2366in" svg:y="3.1563in" svg:width="2.9618in" svg:height="4.3953in" draw:z-index="7"><draw:image xlink:href="Pictures/10000201000001B40000028749ABA40B9716D0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x="3.3118in" svg:y="0.0811in" svg:width="4.0929in" svg:height="5.2138in" draw:z-index="6"><draw:image xlink:href="Pictures/100002010000020A0000029978A039E2D4DF90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2:18:04.494157353</meta:creation-date>
    <dc:date>2018-03-28T22:34:38.724510316</dc:date>
    <meta:editing-duration>PT5M53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4.5.1$Linux_X86_64 LibreOffice_project/40m0$Build-1</meta:generator>
  </office:meta>
</office:document-meta>
</file>